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ableCaption" style:master-page-name="">
      <style:paragraph-properties style:page-number="auto" fo:keep-with-next="auto"/>
    </style:style>
    <style:style style:name="P2" style:family="paragraph" style:parent-style-name="OOoTextBody" style:master-page-name="">
      <style:paragraph-properties style:page-number="auto" fo:keep-with-next="always">
        <style:tab-stops/>
      </style:paragraph-properties>
    </style:style>
    <style:style style:name="P3" style:family="paragraph" style:parent-style-name="OOoTextBody">
      <style:paragraph-properties loext:contextual-spacing="false"/>
    </style:style>
    <style:style style:name="P4" style:family="paragraph" style:parent-style-name="OOoTextBody">
      <style:paragraph-properties>
        <style:tab-stops>
          <style:tab-stop style:position="1.9689in"/>
          <style:tab-stop style:position="4.7244in"/>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9" style:family="paragraph" style:parent-style-name="OOoTableHeader">
      <style:paragraph-properties fo:background-color="transparent" style:shadow="none">
        <style:background-image/>
      </style:paragraph-properties>
      <style:text-properties fo:color="#000000"/>
    </style:style>
    <style:style style:name="P10" style:family="paragraph" style:parent-style-name="OOoContents_20_2">
      <style:paragraph-properties>
        <style:tab-stops>
          <style:tab-stop style:position="6.4965in" style:type="right" style:leader-style="dotted" style:leader-text="."/>
        </style:tab-stops>
      </style:paragraph-properties>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Heading_20_1" style:master-page-name="">
      <style:paragraph-properties style:page-number="auto" fo:break-before="auto" fo:break-after="auto"/>
    </style:style>
    <style:style style:name="P13" style:family="paragraph" style:parent-style-name="OOoHeading_20_1" style:master-page-name="OOoPageStyle">
      <style:paragraph-properties style:page-number="auto" fo:break-before="auto" fo:break-after="auto"/>
    </style:style>
    <style:style style:name="P14" style:family="paragraph" style:parent-style-name="OOoHeading_20_1">
      <style:paragraph-properties fo:break-before="page"/>
    </style:style>
    <style:style style:name="P15" style:family="paragraph" style:parent-style-name="OOoToCHead" style:master-page-name="OOoFrontMatter">
      <style:paragraph-properties style:page-number="auto"/>
    </style:style>
    <style:style style:name="P16" style:family="paragraph" style:parent-style-name="OOoNewChapter" style:master-page-name="OOoFirstPage">
      <style:paragraph-properties style:page-number="auto"/>
    </style:style>
    <style:style style:name="P17" style:family="paragraph" style:parent-style-name="OOoFooter">
      <style:paragraph-properties fo:text-align="end" style:justify-single-word="false"/>
    </style:style>
    <style:style style:name="P18" style:family="paragraph" style:parent-style-name="OOoFooter">
      <style:paragraph-properties fo:text-align="end" style:justify-single-word="false"/>
      <style:text-properties fo:font-size="11pt" style:font-size-asian="11pt" style:font-size-complex="11pt"/>
    </style:style>
    <style:style style:name="P19" style:family="paragraph" style:parent-style-name="OOoFooter">
      <style:paragraph-properties>
        <style:tab-stops>
          <style:tab-stop style:position="5.0898in" style:type="center"/>
          <style:tab-stop style:position="10.1181in" style:type="right"/>
        </style:tab-stops>
      </style:paragraph-properties>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style:font-name="Times New Roman"/>
    </style:style>
    <style:style style:name="T6" style:family="text">
      <style:text-properties fo:language="zxx" fo:country="none"/>
    </style:style>
    <style:style style:name="T7" style:family="text">
      <style:text-properties style:font-name="Times New Roman1" fo:font-size="11pt"/>
    </style:style>
    <style:style style:name="T8" style:family="text">
      <style:text-properties style:font-name="Times New Roman1" fo:font-size="11pt"/>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DejaVu Sans1" fo:font-size="11pt" fo:language="en" fo:country="US" fo:font-weight="bold" style:letter-kerning="true" style:font-weight-asian="bold" style:font-weight-complex="bold"/>
    </style:style>
    <style:style style:name="T13" style:family="text">
      <style:text-properties style:font-name="DejaVu Sans1" fo:font-size="11pt" fo:language="en" fo:country="US" style:letter-kerning="true"/>
    </style:style>
    <style:style style:name="T14" style:family="text">
      <style:text-properties style:font-name="DejaVu Serif" fo:font-size="11pt" fo:language="en" fo:country="US"/>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45716616" text:id="ct345716616">
          <text:deletion>
            <office:change-info>
              <dc:creator>f c</dc:creator>
              <dc:date>2023-06-03T14:00:00</dc:date>
            </office:change-info>
            <text:p text:style-name="OOoGuideName"><office:annotation><dc:creator>f c</dc:creator><dc:date>2021-06-14T09:48:29.69</dc:date><text:p text:style-name="P20"><text:span text:style-name="T15">Update graphic</text:span></text:p></office:annotation></text:p>
          </text:deletion>
        </text:changed-region>
        <text:changed-region xml:id="ct345722752" text:id="ct345722752">
          <text:format-change>
            <office:change-info>
              <dc:creator>f c</dc:creator>
              <dc:date>2023-06-03T14:0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graphics3" text:anchor-type="paragraph" svg:x="0in" svg:y="0.0354in" svg:width="3.4291in" svg:height="0.989in" draw:z-index="0"><draw:image xlink:href="../../../../../../../Pictures/Mijn%20afbeeldingen/AOO_40/AOO_4+%20nieuw/aoo4_1-main-tm-logo-rgb.png" xlink:type="simple" xlink:show="embed" xlink:actuate="onLoad"/></draw:frame></text:p>
      <text:p text:style-name="OOoGuideName"/>
      <text:p text:style-name="OOoGuideName">Calc Guide<text:hidden-paragraph text:condition="ooow:MD!=0"/><text:change text:change-id="ct345716616"/><office:annotation><dc:creator>Dick Groskamp</dc:creator><dc:date>2022-02-23T16:57:14.70</dc:date><text:p text:style-name="P20"><text:span text:style-name="T16">Beantwoorden aan f c (14-06-2021, 09:48): "..."</text:span></text:p><text:p><text:span text:style-name="T17">Done</text:span></text:p></office:annotation></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4">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09:48:42.71</dc:date><text:p text:style-name="P20"><text:span text:style-name="T15">Update page down to here</text:span></text:p></office:annotation></text:p>
        <text:h text:style-name="P12"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Windows/Linux</text:p>
              </table:table-cell>
              <table:table-cell table:style-name="Table15.A1" office:value-type="string">
                <text:p text:style-name="P9">Mac equivalent</text:p>
              </table:table-cell>
              <table:table-cell table:style-name="Table15.C1" office:value-type="string">
                <text:p text:style-name="P9">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6">Right-click</text:p>
            </table:table-cell>
            <table:table-cell table:style-name="Table15.A2" office:value-type="string">
              <text:p text:style-name="P6">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6">Ctrl (Control)</text:p>
            </table:table-cell>
            <table:table-cell table:style-name="Table15.A2" office:value-type="string">
              <text:p text:style-name="OOoTableText"><text:span text:style-name="T10">z</text:span> <text:span text:style-name="T11">(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6">F5</text:p>
            </table:table-cell>
            <table:table-cell table:style-name="Table15.A2" office:value-type="string">
              <text:p text:style-name="P6">Shift+<text:span text:style-name="T10">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6">F11</text:p>
            </table:table-cell>
            <table:table-cell table:style-name="Table15.A6" office:value-type="string">
              <text:p text:style-name="P7"><text:span text:style-name="T9">z</text:span>+<text:span text:style-name="T11">T</text:span></text:p>
            </table:table-cell>
            <table:table-cell table:style-name="Table15.C6" office:value-type="string">
              <text:p text:style-name="OOoTableText">Open Styles &amp; Formatting window</text:p>
            </table:table-cell>
          </table:table-row>
        </table:table>
        <text:p text:style-name="OOoTextBody"/>
        <text:p text:style-name="P1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263_232223001" text:style-name="Internet_20_link" text:visited-style-name="Internet_20_link">Appendix A<text:line-break/> <text:s/>Keyboard Shortcuts<text:tab/>1</text:a></text:p>
            <text:p text:style-name="P10"><text:a xlink:type="simple" xlink:href="#__RefHeading__981_1253041391" text:style-name="Internet_20_link" text:visited-style-name="Internet_20_link">Copyright<text:tab/>2</text:a></text:p>
            <text:p text:style-name="P10"><text:a xlink:type="simple" xlink:href="#__RefHeading__983_1253041391" text:style-name="Internet_20_link" text:visited-style-name="Internet_20_link">Note for Mac users<text:tab/>2</text:a></text:p>
            <text:p text:style-name="P10"><text:a xlink:type="simple" xlink:href="#__RefHeading__985_1253041391" text:style-name="Internet_20_link" text:visited-style-name="Internet_20_link">Introduction<text:tab/>4</text:a></text:p>
            <text:p text:style-name="P10"><text:a xlink:type="simple" xlink:href="#__RefHeading__987_1253041391" text:style-name="Internet_20_link" text:visited-style-name="Internet_20_link">Navigation and selection shortcuts<text:tab/>4</text:a></text:p>
            <text:p text:style-name="P10"><text:a xlink:type="simple" xlink:href="#__RefHeading__989_1253041391" text:style-name="Internet_20_link" text:visited-style-name="Internet_20_link">Function and arrow key shortcuts<text:tab/>5</text:a></text:p>
            <text:p text:style-name="P10"><text:a xlink:type="simple" xlink:href="#__RefHeading__991_1253041391" text:style-name="Internet_20_link" text:visited-style-name="Internet_20_link">Cell formatting shortcuts<text:tab/>7</text:a></text:p>
            <text:p text:style-name="P10"><text:a xlink:type="simple" xlink:href="#__RefHeading__993_1253041391" text:style-name="Internet_20_link" text:visited-style-name="Internet_20_link">Pivot Table shortcuts<text:tab/>8</text:a></text:p>
          </text:index-body>
        </text:table-of-content>
        <text:p text:style-name="OOoTextBody"/>
      </text:section>
      <text:h text:style-name="P13" text:outline-level="2"><text:bookmark-start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P3"><text:span text:style-name="T14">OpenOffice</text:span> has a general set of keyboard shortcuts, available in all components, and a component-specific set directly related to the work of that component.</text:p>
      <text:p text:style-name="P3">For help with <text:span text:style-name="T14">OpenOffice</text:span><text:span text:style-name="T2">’s</text:span> keyboard shortcuts or using <text:span text:style-name="T14">OpenOffice</text:span> with a keyboard only, search the <text:span text:style-name="T14">OpenOffice</text:span> online help using the “shortcut” or “<text:span text:style-name="T6">accessibility” keywords.</text:span></text:p>
      <text:p text:style-name="OOoTextBody"><text:span text:style-name="T6">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alphabetical-index-mark-start text:id="IMark555378952" text:key1="keyboard shortcuts"/>selection<text:alphabetical-index-mark-end text:id="IMark555378952"/>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7">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7">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7">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7">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7">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7"> </text:span>If all the sheets in a spreadsheet are selected, this combination only selects the previous sheet.<text:span text:style-name="T7">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7"> </text:span>If all the sheets in a spreadsheet are selected, this combination only selects the next sheet.<text:span text:style-name="T7">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7"> </text:span>A range is a contiguous cell range that contains data and is bounded by empty rows and columns.<text:span text:style-name="T7">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7"> </text:span>To specify the direction that the cursor moves, choose <text:change-start text:change-id="ct345722752"/><text:span text:style-name="OOoMenuPath">Tools &gt; Options &gt; OpenOffice Calc &gt; General.</text:span><text:change-end text:change-id="ct345722752"/></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5">Displays the <text:span text:style-name="T13">OpenOffice</text:span> help browser.<text:span text:style-name="T7"> </text:span>When the help browser is already open <text:span text:style-name="OOoKeystroke"><text:span text:style-name="T4">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7"> </text:span>If the cursor is in an input box in a dialog that has a minimize button, the dialog is hidden and the input box remains visible.<text:span text:style-name="T7"> </text:span>Press <text:span text:style-name="OOoKeystroke"><text:span text:style-name="T4">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7"> </text:span>In this mode, you can use the arrow keys to extend the selection.<text:span text:style-name="T7">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office:annotation><dc:creator>f c</dc:creator><dc:date>2021-06-14T10:22:15.74</dc:date><text:p text:style-name="P20"><text:span text:style-name="T15">Charts auto-update. Is this archaic?</text:span></text:p></office:annotation></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soft-page-break/><text:alphabetical-index-mark text:string-value="cell formatting" text:key1="keyboard shortcuts"/>Cell formatting shortcuts<text:bookmark-end text:name="__RefHeading__991_1253041391"/></text:h>
      <text:p text:style-name="P2"><text:span text:style-name="OOoKeystroke">Ctrl+1</text:span> open the Format Cells dialog.<office:annotation><dc:creator>f c</dc:creator><dc:date>2021-06-14T10:52:51.75</dc:date><text:p text:style-name="P20"><text:span text:style-name="T15">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14" text:outline-level="2"><text:bookmark-start text:name="__RefHeading__993_1253041391"/><text:alphabetical-index-mark-start text:id="IMark416576064" text:key1="keyboard shortcuts"/><text:span text:style-name="T2">Pivot Table</text:span><text:alphabetical-index-mark-end text:id="IMark416576064"/> shortcuts<text:bookmark-end text:name="__RefHeading__993_1253041391"/></text:h>
      <text:p text:style-name="P1">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6</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Keyboard Shortcuts</dc:title>
    <meta:creation-date>2009-04-12T21:07:31</meta:creation-date>
    <meta:editing-cycles>34</meta:editing-cycles>
    <meta:editing-duration>PT2H38M51S</meta:editing-duration>
    <meta:initial-creator>Jean Hollis</meta:initial-creator>
    <dc:date>2023-06-03T14:12:47.02</dc:date>
    <dc:creator>f c</dc:creator>
    <meta:document-statistic meta:table-count="7" meta:image-count="1" meta:object-count="0" meta:page-count="8" meta:paragraph-count="224" meta:word-count="1558" meta:character-count="9140"/>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